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h, you've returned. Good work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ny injuries?”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.”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“After you left for the Northlands, I received
information from the castle regarding the
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“Once we saw the documents concerning the
Duchess, we found information that we urgently
needed to bring you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were just about to discuss that information
when you got 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, take a seat.”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“Let me start again from the beginning.”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One day long ago, the former Heavenly Maiden
laid siege to the Duchess of Hellfire's base. The
invasion succeeded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“However, it is not know where exactly this
base was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“That is, until we looked at the texts by decree
of the castle. We have uncovered that the
Duchess of Hellfire's former base was..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“Right here,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“No. The base's location is inside a cliff to the
northeast of town.”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“Although, the woods which you have just been
investigating is the actual site of the Heavenly
Maiden's capture of the Duchess.”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“As a result of the siege, the Duchess and her
comrades planned to abandon their base and
lay low in the woods.”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“The Heavenly Maiden followed them to their
hiding spot, and finally brought them to their
knees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“She sealed them away, returning peace to the
world.”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“There's no mistaking it... the seal was broken,
and Duchess of Hellfire was resurrected.”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We'll let the citizenry know.”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There's no harm in being cautious, but I
believe the Duchess is more likely elsewhere.”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“Her objective as a demonic being is total
oppression and rule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“To that end, it would be no advantage to
remain within the snowfields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“At this stage, the most likely location would
surely be her base.”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“I cannot be entirely sure of this, but it would
be the most efficient place from which to
orchestrate her invasion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cliff in the northeast is sheltered from
the snowstorms and receives direct sunligh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could say it has a comparatively warm
climate, for a place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just recovering from being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luck, although it pains me that I can't
provide any assistanc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“I'm relying on you as well. Please, stop the
Duchess of Hellfire however you can.”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“Very well. I wish you good luck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Our Father in heaven, I ask for your blessing
upon these children...”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 office:value-type="string">
            <text:p>After cliff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're back—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've been eager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elcome back! W-Well?! Did you find the
Duchess of Hellfire?! Did you beat her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Stand down, Viola. Let them take their
seats first.”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rry, I got worked up...</text:p>
          </table:table-cell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 office:value-type="string">
            <text:p>Please, sit!</text:p>
          </table:table-cell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nk yo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don't mean to rush you, but I'd like to
hear what you found in the enemy bas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 office:value-type="string">
            <text:p>Priest
“I would also be interested to hear.”</text:p>
          </table:table-cell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 me start from the beginning.</text:p>
          </table:table-cell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 office:value-type="string">
            <text:p>First of all, we did in fact find the Duchess'
former base hidden inside the cliff to the
northeast.</text:p>
          </table:table-cell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 it was there after all!</text:p>
          </table:table-cell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 office:value-type="string">
            <text:p>And deep inside that base, we found a girl
who called herself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was such a cute li'l thing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My God... so she truly has returned to life.”</text:p>
          </table:table-cell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She even summoned an incredibly
strong monster to attack us with.</text:p>
          </table:table-cell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so tough... and scary...</text:p>
          </table:table-cell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about able to defeat it, but
the Duchess scarpered in the middle of the
battle. In the end, we weren't able to confront
her directly.</text:p>
          </table:table-cell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be honest, that was probably for the best.
The first fight totally drained u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s that right? At least you made it back
unhurt.”</text:p>
          </table:table-cell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, where the heck did she go...?!</text:p>
          </table:table-cell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She may even still be hiding
somewhere in her base.</text:p>
          </table:table-cell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 office:value-type="string">
            <text:p>If you're planning to go anywhere near the
cliff, you had better exercise cautio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Understood. We'll increase security around
the area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 office:value-type="string">
            <text:p>Priest
“If I may ask a question?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 office:value-type="string">
            <text:p>Priest
“From your perspective, do you have any
chance of defeating the Duchess of Hellfire
herself?”</text:p>
          </table:table-cell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be hard to say until we actually
tried...</text:p>
          </table:table-cell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think about it, we probably wouldn't
stand a chance as we are now. Considering
how easily she was able to control that
monster...</text:p>
          </table:table-cell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dead in the water if she has any more
of them up her sleeve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 office:value-type="string">
            <text:p>Priest
“I see. The foe truly is a strong one...”</text:p>
          </table:table-cell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 office:value-type="string">
            <text:p>Priest
“Incidentally, the legends tell of two loyal
retainers who are always by the Duchess'
side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 office:value-type="string">
            <text:p>Priest
“Did you see any who fit that description?”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, nope. I don't think so.</text:p>
          </table:table-cell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anyone like that.</text:p>
          </table:table-cell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 office:value-type="string">
            <text:p>Priest
“All the better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 office:value-type="string">
            <text:p>Priest
“Those retainers are said to be demons whose
power rivals that of the Duchess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 office:value-type="string">
            <text:p>Priest
“The Lord himself only knows what would
happen if you had to face them all at once...”</text:p>
          </table:table-cell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even imagine...</text:p>
          </table:table-cell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it seems like our group simply
isn't powerful enough at the moment.</text:p>
          </table:table-cell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 office:value-type="string">
            <text:p>We had no prior combat experience, and we
were suddenly thrown into the deep end.
How could we face off against a frightful
bunch like theirs...?</text:p>
          </table:table-cell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Don't say that! You're the Heavenly Maidens!
Who else do we have to rely on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no helping i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may be the Heavenly Maidens, but you're
up against the ruler of the demon world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at bunch won't be so easily thwarted.”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 office:value-type="string">
            <text:p>Priest
“Indeed. You must never drop your guard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 office:value-type="string">
            <text:p>Priest
“In fact, it is said that the Heavenly Maiden of
old was only able to defeat the Duchess after
a long journey full of hardships and trials.”</text:p>
          </table:table-cell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 office:value-type="string">
            <text:p>Priest
“Your group is still acclimating to combat.
You should continue to move forward and
build up your power as you go.”</text:p>
          </table:table-cell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t makes sense to me.</text:p>
          </table:table-cell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 office:value-type="string">
            <text:p>We won't get any stronger by slacking off.</text:p>
          </table:table-cell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 office:value-type="string">
            <text:p>Only with unwavering determination can
people keep growing.</text:p>
          </table:table-cell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that's right!</text:p>
          </table:table-cell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 office:value-type="string">
            <text:p>Let's work our hardest and get totally buff!!</text:p>
          </table:table-cell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to be buff...!</text:p>
          </table:table-cell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In any case, I suggest you report back to the
Princess at once. You can discuss your next
strategy at the cast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concur. We cannot afford to simply wait for
the enemy's next mo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lot head back to the Midlands and
leave this region to my Self-Defense Union.”</text:p>
          </table:table-cell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Her Excellency must be waitin' with
bated breath to hear what happened in the
snowfields!</text:p>
          </table:table-cell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both a status report to give and a
strategy meeting to hold, it's about time we
return to the Midlands.</text:p>
          </table:table-cell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 office:value-type="string">
            <text:p>Any objections?</text:p>
          </table:table-cell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good!</text:p>
          </table:table-cell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Priest. Thank you for your time.</text:p>
          </table:table-cell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 office:value-type="string">
            <text:p>Let us know immediately if there's any sign
of activity from the enemy.</text:p>
          </table:table-cell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ffirmative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eak a leg!!</text:p>
          </table:table-cell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 office:value-type="string">
            <text:p>Priest
“Please take care. You have the Blessing of
the Lord upon you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